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074" officeooo:paragraph-rsid="000450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ank <text:tab/>State <text:tab/>Cognizable Crime Rate (per 100,000) 2012</text:p>
      <text:p text:style-name="P1">1 <text:tab/>Kerela <text:tab/>455.8</text:p>
      <text:p text:style-name="P1">2 <text:tab/>Madhya Pradesh <text:tab/>298.8</text:p>
      <text:p text:style-name="P1">3 <text:tab/>Tamil Nadu <text:tab/>294.8</text:p>
      <text:p text:style-name="P1">U/T <text:tab/>Puducherry <text:tab/>291.0</text:p>
      <text:p text:style-name="P1">U/T <text:tab/>Delhi <text:tab/>283.3</text:p>
      <text:p text:style-name="P1">4 <text:tab/>Assam <text:tab/>250.0</text:p>
      <text:p text:style-name="P1">6 <text:tab/>Rajasthan <text:tab/>246.9</text:p>
      <text:p text:style-name="P1">5 <text:tab/>Haryana <text:tab/>240.4</text:p>
      <text:p text:style-name="P1">U/T <text:tab/>Chandigarh <text:tab/>235.4</text:p>
      <text:p text:style-name="P1">7 <text:tab/>Andhra Pradesh <text:tab/>224.5</text:p>
      <text:p text:style-name="P1">8 <text:tab/>Karnataka <text:tab/>222.5</text:p>
      <text:p text:style-name="P1">9 <text:tab/>Chhattisgarh <text:tab/>221.1</text:p>
      <text:p text:style-name="P1">10 <text:tab/>Gujarat <text:tab/>216.6</text:p>
      <text:p text:style-name="P1">11 <text:tab/>Jammu and Kashmir <text:tab/>206.5</text:p>
      <text:p text:style-name="P1">12 <text:tab/>Goa <text:tab/>196.7</text:p>
      <text:p text:style-name="P1">13 <text:tab/>Arunachal Pradesh <text:tab/>192.1</text:p>
      <text:p text:style-name="P1">14 <text:tab/>Himachal Pradesh <text:tab/>182.6</text:p>
      <text:p text:style-name="P1">15 <text:tab/>West Bengal <text:tab/>178.2</text:p>
      <text:p text:style-name="P1">16 <text:tab/>Maharashtra <text:tab/>176.7</text:p>
      <text:p text:style-name="P1">17 <text:tab/>Mizoram <text:tab/>173.1</text:p>
      <text:p text:style-name="P1">18 <text:tab/>Tripura <text:tab/>170.6</text:p>
      <text:p text:style-name="P1">19 <text:tab/>Odisha <text:tab/>164.8</text:p>
      <text:p text:style-name="P1">20 <text:tab/>Manipur <text:tab/>150.3</text:p>
      <text:p text:style-name="P1">21 <text:tab/>Jharkhand <text:tab/>147.4</text:p>
      <text:p text:style-name="P1">U/T <text:tab/>Andaman and Nicobar Islands <text:tab/>133.4</text:p>
      <text:p text:style-name="P1">22 <text:tab/>Uttar Pradesh <text:tab/>127.8</text:p>
      <text:p text:style-name="P1">23 <text:tab/>Punjab <text:tab/>127.4</text:p>
      <text:p text:style-name="P1">24 <text:tab/>Bihar <text:tab/>96.4</text:p>
      <text:p text:style-name="P1">25 <text:tab/>Meghalaya <text:tab/>96.1</text:p>
      <text:p text:style-name="P1">26 <text:tab/>Uttarakhand <text:tab/>87.7</text:p>
      <text:p text:style-name="P1">27 <text:tab/>Sikkim <text:tab/>84.9</text:p>
      <text:p text:style-name="P1">U/T <text:tab/>Dadra and Nagar Haveli <text:tab/>84.6</text:p>
      <text:p text:style-name="P1">U/T <text:tab/>Daman and Diu <text:tab/>83.9</text:p>
      <text:p text:style-name="P1">U/T <text:tab/>Lakshadweep <text:tab/>77.9</text:p>
      <text:p text:style-name="P1">28 <text:tab/>Nagaland <text:tab/>47.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9:42:32.259182888</meta:creation-date>
    <dc:date>2016-04-05T19:42:56.176063275</dc:date>
    <meta:editing-duration>P0D</meta:editing-duration>
    <meta:editing-cycles>1</meta:editing-cycles>
    <meta:document-statistic meta:table-count="0" meta:image-count="0" meta:object-count="0" meta:page-count="1" meta:paragraph-count="36" meta:word-count="130" meta:character-count="788" meta:non-whitespace-character-count="622"/>
    <meta:generator>LibreOffice/4.2.4.2$Linux_X86_64 LibreOffice_project/420m0$Build-2</meta:generator>
  </office:meta>
</office:document-meta>
</file>